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Predefinit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oP </meta:initial-creator>
    <meta:creation-date>2017-08-16T15:36:09.73</meta:creation-date>
    <dc:date>2017-08-29T22:34:45.70</dc:date>
    <dc:creator>MarcoP </dc:creator>
    <meta:editing-duration>PT24M34S</meta:editing-duration>
    <meta:editing-cycles>12</meta:editing-cycles>
    <meta:generator>OpenOffice/4.1.1$Win32 OpenOffice.org_project/411m6$Build-9775</meta:generator>
    <meta:document-statistic meta:object-count="0"/>
  </office:meta>
</office:document-meta>
</file>